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none" draw:fill-color="#729fcf" draw:textarea-vertical-align="middle" draw:auto-grow-height="false" fo:min-height="2.57cm" fo:min-width="2.32cm" fo:padding-top="0.14cm" fo:padding-bottom="0.14cm" fo:padding-left="0.265cm" fo:padding-right="0.265cm" fo:wrap-option="wrap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4cm" fo:min-width="0.002cm"/>
    </style:style>
    <style:style style:name="gr3" style:family="graphic" style:parent-style-name="objectwithoutfill">
      <style:graphic-properties svg:stroke-width="0.03cm" svg:stroke-color="#000000" draw:marker-start-width="0.295cm" draw:marker-end="Linienspitzen_20_2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svg:stroke-width="0.03cm" svg:stroke-color="#000000" draw:marker-start="Dimension_20_Line_20_Arrow" draw:marker-start-width="0.2cm" draw:marker-end="Dimension_20_Line_20_Arrow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85cm" svg:height="2.85cm" draw:transform="rotate (-3.14159265358979) translate (4.38cm 5.902cm)">
            <text:p/>
            <draw:enhanced-geometry draw:glue-point-type="segments" draw:type="mso-spt100" draw:modifiers="-179.69049292106 89.442474236216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502cm" svg:height="1.65cm" draw:transform="rotate (-3.14159265358979) translate (3.008cm 4.6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2cm" svg:height="1.65cm" draw:transform="rotate (-1.5707963267949) translate (4.382cm 4.45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381cm" svg:y1="4.453cm" svg:x2="4.381cm" svg:y2="4.748cm">
            <text:p/>
          </draw:line>
        </draw:g>
        <draw:g>
          <draw:g>
            <draw:line draw:style-name="gr4" draw:text-style-name="P3" draw:layer="layout" svg:x1="3.468cm" svg:y1="3.337cm" svg:x2="3.645cm" svg:y2="3.16cm">
              <text:p/>
            </draw:line>
            <draw:line draw:style-name="gr4" draw:text-style-name="P3" draw:layer="layout" svg:x1="3.645cm" svg:y1="3.337cm" svg:x2="3.468cm" svg:y2="3.16cm">
              <text:p/>
            </draw:line>
          </draw:g>
          <draw:g>
            <draw:line draw:style-name="gr4" draw:text-style-name="P3" draw:layer="layout" svg:x1="4.468cm" svg:y1="3.337cm" svg:x2="4.645cm" svg:y2="3.16cm">
              <text:p/>
            </draw:line>
            <draw:line draw:style-name="gr4" draw:text-style-name="P3" draw:layer="layout" svg:x1="4.645cm" svg:y1="3.337cm" svg:x2="4.468cm" svg:y2="3.16cm">
              <text:p/>
            </draw:line>
          </draw:g>
          <draw:g>
            <draw:line draw:style-name="gr4" draw:text-style-name="P3" draw:layer="layout" svg:x1="5.468cm" svg:y1="3.337cm" svg:x2="5.645cm" svg:y2="3.16cm">
              <text:p/>
            </draw:line>
            <draw:line draw:style-name="gr4" draw:text-style-name="P3" draw:layer="layout" svg:x1="5.645cm" svg:y1="3.337cm" svg:x2="5.468cm" svg:y2="3.16cm">
              <text:p/>
            </draw:line>
          </draw:g>
          <draw:g>
            <draw:line draw:style-name="gr4" draw:text-style-name="P3" draw:layer="layout" svg:x1="3.968cm" svg:y1="3.837cm" svg:x2="4.145cm" svg:y2="3.66cm">
              <text:p/>
            </draw:line>
            <draw:line draw:style-name="gr4" draw:text-style-name="P3" draw:layer="layout" svg:x1="4.145cm" svg:y1="3.837cm" svg:x2="3.968cm" svg:y2="3.66cm">
              <text:p/>
            </draw:line>
          </draw:g>
          <draw:g>
            <draw:line draw:style-name="gr4" draw:text-style-name="P3" draw:layer="layout" svg:x1="4.968cm" svg:y1="3.837cm" svg:x2="5.145cm" svg:y2="3.66cm">
              <text:p/>
            </draw:line>
            <draw:line draw:style-name="gr4" draw:text-style-name="P3" draw:layer="layout" svg:x1="5.145cm" svg:y1="3.837cm" svg:x2="4.968cm" svg:y2="3.66cm">
              <text:p/>
            </draw:line>
          </draw:g>
          <draw:g>
            <draw:line draw:style-name="gr4" draw:text-style-name="P3" draw:layer="layout" svg:x1="3.468cm" svg:y1="4.337cm" svg:x2="3.645cm" svg:y2="4.16cm">
              <text:p/>
            </draw:line>
            <draw:line draw:style-name="gr4" draw:text-style-name="P3" draw:layer="layout" svg:x1="3.645cm" svg:y1="4.337cm" svg:x2="3.468cm" svg:y2="4.16cm">
              <text:p/>
            </draw:line>
          </draw:g>
          <draw:g>
            <draw:line draw:style-name="gr4" draw:text-style-name="P3" draw:layer="layout" svg:x1="4.468cm" svg:y1="4.337cm" svg:x2="4.645cm" svg:y2="4.16cm">
              <text:p/>
            </draw:line>
            <draw:line draw:style-name="gr4" draw:text-style-name="P3" draw:layer="layout" svg:x1="4.645cm" svg:y1="4.337cm" svg:x2="4.468cm" svg:y2="4.16cm">
              <text:p/>
            </draw:line>
          </draw:g>
          <draw:g>
            <draw:line draw:style-name="gr4" draw:text-style-name="P3" draw:layer="layout" svg:x1="5.468cm" svg:y1="4.337cm" svg:x2="5.645cm" svg:y2="4.16cm">
              <text:p/>
            </draw:line>
            <draw:line draw:style-name="gr4" draw:text-style-name="P3" draw:layer="layout" svg:x1="5.645cm" svg:y1="4.337cm" svg:x2="5.468cm" svg:y2="4.16cm">
              <text:p/>
            </draw:line>
          </draw:g>
          <draw:g>
            <draw:line draw:style-name="gr4" draw:text-style-name="P3" draw:layer="layout" svg:x1="3.968cm" svg:y1="2.837cm" svg:x2="4.145cm" svg:y2="2.66cm">
              <text:p/>
            </draw:line>
            <draw:line draw:style-name="gr4" draw:text-style-name="P3" draw:layer="layout" svg:x1="4.145cm" svg:y1="2.837cm" svg:x2="3.968cm" svg:y2="2.66cm">
              <text:p/>
            </draw:line>
          </draw:g>
          <draw:g>
            <draw:line draw:style-name="gr4" draw:text-style-name="P3" draw:layer="layout" svg:x1="4.968cm" svg:y1="2.837cm" svg:x2="5.145cm" svg:y2="2.66cm">
              <text:p/>
            </draw:line>
            <draw:line draw:style-name="gr4" draw:text-style-name="P3" draw:layer="layout" svg:x1="5.145cm" svg:y1="2.837cm" svg:x2="4.968cm" svg:y2="2.66cm">
              <text:p/>
            </draw:line>
          </draw:g>
          <draw:g>
            <draw:line draw:style-name="gr4" draw:text-style-name="P3" draw:layer="layout" svg:x1="3.969cm" svg:y1="4.838cm" svg:x2="4.146cm" svg:y2="4.661cm">
              <text:p/>
            </draw:line>
            <draw:line draw:style-name="gr4" draw:text-style-name="P3" draw:layer="layout" svg:x1="4.146cm" svg:y1="4.838cm" svg:x2="3.969cm" svg:y2="4.661cm">
              <text:p/>
            </draw:line>
          </draw:g>
          <draw:g>
            <draw:line draw:style-name="gr4" draw:text-style-name="P3" draw:layer="layout" svg:x1="4.969cm" svg:y1="4.838cm" svg:x2="5.146cm" svg:y2="4.661cm">
              <text:p/>
            </draw:line>
            <draw:line draw:style-name="gr4" draw:text-style-name="P3" draw:layer="layout" svg:x1="5.146cm" svg:y1="4.838cm" svg:x2="4.969cm" svg:y2="4.661cm">
              <text:p/>
            </draw:line>
          </draw:g>
          <draw:g>
            <draw:line draw:style-name="gr4" draw:text-style-name="P3" draw:layer="layout" svg:x1="2.969cm" svg:y1="2.838cm" svg:x2="3.146cm" svg:y2="2.661cm">
              <text:p/>
            </draw:line>
            <draw:line draw:style-name="gr4" draw:text-style-name="P3" draw:layer="layout" svg:x1="3.146cm" svg:y1="2.838cm" svg:x2="2.969cm" svg:y2="2.661cm">
              <text:p/>
            </draw:line>
          </draw:g>
          <draw:g>
            <draw:line draw:style-name="gr4" draw:text-style-name="P3" draw:layer="layout" svg:x1="2.97cm" svg:y1="3.839cm" svg:x2="3.147cm" svg:y2="3.662cm">
              <text:p/>
            </draw:line>
            <draw:line draw:style-name="gr4" draw:text-style-name="P3" draw:layer="layout" svg:x1="3.147cm" svg:y1="3.839cm" svg:x2="2.97cm" svg:y2="3.662cm">
              <text:p/>
            </draw:line>
          </draw:g>
          <draw:g>
            <draw:line draw:style-name="gr4" draw:text-style-name="P3" draw:layer="layout" svg:x1="2.971cm" svg:y1="4.84cm" svg:x2="3.148cm" svg:y2="4.663cm">
              <text:p/>
            </draw:line>
            <draw:line draw:style-name="gr4" draw:text-style-name="P3" draw:layer="layout" svg:x1="3.148cm" svg:y1="4.84cm" svg:x2="2.971cm" svg:y2="4.663cm">
              <text:p/>
            </draw:line>
          </draw:g>
          <draw:g>
            <draw:line draw:style-name="gr4" draw:text-style-name="P3" draw:layer="layout" svg:x1="3.468cm" svg:y1="2.338cm" svg:x2="3.645cm" svg:y2="2.161cm">
              <text:p/>
            </draw:line>
            <draw:line draw:style-name="gr4" draw:text-style-name="P3" draw:layer="layout" svg:x1="3.645cm" svg:y1="2.338cm" svg:x2="3.468cm" svg:y2="2.161cm">
              <text:p/>
            </draw:line>
          </draw:g>
          <draw:g>
            <draw:line draw:style-name="gr4" draw:text-style-name="P3" draw:layer="layout" svg:x1="4.468cm" svg:y1="2.338cm" svg:x2="4.645cm" svg:y2="2.161cm">
              <text:p/>
            </draw:line>
            <draw:line draw:style-name="gr4" draw:text-style-name="P3" draw:layer="layout" svg:x1="4.645cm" svg:y1="2.338cm" svg:x2="4.468cm" svg:y2="2.161cm">
              <text:p/>
            </draw:line>
          </draw:g>
          <draw:g>
            <draw:line draw:style-name="gr4" draw:text-style-name="P3" draw:layer="layout" svg:x1="5.468cm" svg:y1="2.338cm" svg:x2="5.645cm" svg:y2="2.161cm">
              <text:p/>
            </draw:line>
            <draw:line draw:style-name="gr4" draw:text-style-name="P3" draw:layer="layout" svg:x1="5.645cm" svg:y1="2.338cm" svg:x2="5.468cm" svg:y2="2.161cm">
              <text:p/>
            </draw:line>
          </draw:g>
          <draw:g>
            <draw:line draw:style-name="gr4" draw:text-style-name="P3" draw:layer="layout" svg:x1="3.968cm" svg:y1="1.838cm" svg:x2="4.145cm" svg:y2="1.661cm">
              <text:p/>
            </draw:line>
            <draw:line draw:style-name="gr4" draw:text-style-name="P3" draw:layer="layout" svg:x1="4.145cm" svg:y1="1.838cm" svg:x2="3.968cm" svg:y2="1.661cm">
              <text:p/>
            </draw:line>
          </draw:g>
          <draw:g>
            <draw:line draw:style-name="gr4" draw:text-style-name="P3" draw:layer="layout" svg:x1="4.968cm" svg:y1="1.838cm" svg:x2="5.145cm" svg:y2="1.661cm">
              <text:p/>
            </draw:line>
            <draw:line draw:style-name="gr4" draw:text-style-name="P3" draw:layer="layout" svg:x1="5.145cm" svg:y1="1.838cm" svg:x2="4.968cm" svg:y2="1.661cm">
              <text:p/>
            </draw:line>
          </draw:g>
          <draw:g>
            <draw:line draw:style-name="gr4" draw:text-style-name="P3" draw:layer="layout" svg:x1="2.969cm" svg:y1="1.839cm" svg:x2="3.146cm" svg:y2="1.662cm">
              <text:p/>
            </draw:line>
            <draw:line draw:style-name="gr4" draw:text-style-name="P3" draw:layer="layout" svg:x1="3.146cm" svg:y1="1.839cm" svg:x2="2.969cm" svg:y2="1.662cm">
              <text:p/>
            </draw:line>
          </draw:g>
          <draw:g>
            <draw:line draw:style-name="gr4" draw:text-style-name="P3" draw:layer="layout" svg:x1="3.468cm" svg:y1="1.339cm" svg:x2="3.645cm" svg:y2="1.162cm">
              <text:p/>
            </draw:line>
            <draw:line draw:style-name="gr4" draw:text-style-name="P3" draw:layer="layout" svg:x1="3.645cm" svg:y1="1.339cm" svg:x2="3.468cm" svg:y2="1.162cm">
              <text:p/>
            </draw:line>
          </draw:g>
          <draw:g>
            <draw:line draw:style-name="gr4" draw:text-style-name="P3" draw:layer="layout" svg:x1="4.468cm" svg:y1="1.339cm" svg:x2="4.645cm" svg:y2="1.162cm">
              <text:p/>
            </draw:line>
            <draw:line draw:style-name="gr4" draw:text-style-name="P3" draw:layer="layout" svg:x1="4.645cm" svg:y1="1.339cm" svg:x2="4.468cm" svg:y2="1.162cm">
              <text:p/>
            </draw:line>
          </draw:g>
          <draw:g>
            <draw:line draw:style-name="gr4" draw:text-style-name="P3" draw:layer="layout" svg:x1="5.468cm" svg:y1="1.339cm" svg:x2="5.645cm" svg:y2="1.162cm">
              <text:p/>
            </draw:line>
            <draw:line draw:style-name="gr4" draw:text-style-name="P3" draw:layer="layout" svg:x1="5.645cm" svg:y1="1.339cm" svg:x2="5.468cm" svg:y2="1.162cm">
              <text:p/>
            </draw:line>
          </draw:g>
        </draw:g>
        <draw:line draw:style-name="gr3" draw:text-style-name="P3" draw:layer="layout" svg:x1="2.23cm" svg:y1="3.052cm" svg:x2="2.98cm" svg:y2="3.052cm">
          <text:p/>
        </draw:line>
        <draw:g>
          <svg:title>TexMaths</svg:title>
          <svg:desc>12§latex§$\vec{j}=-n_{e}\,\vec{v}_{e}$§svg§600§TRUE§</svg:desc>
          <draw:g>
            <draw:path draw:style-name="gr5" draw:text-style-name="P4" draw:layer="layout" svg:width="0.186cm" svg:height="0.083cm" svg:x="0.559cm" svg:y="2.343cm" svg:viewBox="0 0 187 84" svg:d="M150 50c-6 5-21 17-21 25 0 4 5 9 9 9 3 0 6-4 8-6 5-6 15-18 34-28 2-1 7-3 7-8s-4-6-6-9c-10-5-14-14-18-23 0-4-2-10-8-10s-9 6-9 10c0 1 4 15 11 23-47 0-95 0-143 0-7 0-14 0-14 9 0 8 7 8 14 8 46 0 91 0 136 0z">
              <text:p/>
            </draw:path>
            <draw:path draw:style-name="gr5" draw:text-style-name="P4" draw:layer="layout" svg:width="0.172cm" svg:height="0.363cm" svg:x="0.516cm" svg:y="2.461cm" svg:viewBox="0 0 173 364" svg:d="M173 16c0-9-6-16-16-16s-23 10-23 23c0 8 6 14 16 14 12 0 23-11 23-21zM88 298c-8 32-28 56-52 56-2 0-8 0-16-4 12-3 18-14 18-22 0-6-3-15-15-15-11 0-23 9-23 24 0 17 17 27 37 27 30 0 69-23 79-65 13-51 26-102 39-153 2-8 2-14 2-16 0-24-18-38-38-38-43 0-67 61-67 65 0 3 3 3 4 3 4 0 5 0 8-8 10-25 30-50 54-50 6 0 13 1 13 19 0 9-2 14-3 21-13 52-27 104-40 156z">
              <text:p/>
            </draw:path>
            <draw:path draw:style-name="gr5" draw:text-style-name="P4" draw:layer="layout" svg:width="0.278cm" svg:height="0.097cm" svg:x="0.86cm" svg:y="2.585cm" svg:viewBox="0 0 279 98" svg:d="M265 17c6 0 14 0 14-9 0-8-8-8-13-8-84 0-168 0-253 0-6 0-13 0-13 8 0 9 7 9 14 9 84 0 167 0 251 0zM266 98c5 0 13 0 13-8 0-9-8-9-14-9-84 0-167 0-251 0-7 0-14 0-14 9 0 8 7 8 13 8 85 0 169 0 253 0z">
              <text:p/>
            </draw:path>
            <draw:path draw:style-name="gr5" draw:text-style-name="P4" draw:layer="layout" svg:width="0.256cm" svg:height="0.016cm" svg:x="1.316cm" svg:y="2.625cm" svg:viewBox="0 0 257 17" svg:d="M242 17c7 0 15 0 15-9 0-8-8-8-15-8-76 0-152 0-228 0-7 0-14 0-14 8 0 9 7 9 14 9 76 0 152 0 228 0z">
              <text:p/>
            </draw:path>
            <draw:path draw:style-name="gr5" draw:text-style-name="P4" draw:layer="layout" svg:width="0.227cm" svg:height="0.189cm" svg:x="1.62cm" svg:y="2.553cm" svg:viewBox="0 0 228 190" svg:d="M25 160c-1 6-5 17-5 18 0 9 6 12 14 12 4 0 12-3 15-12 0-1 5-20 7-31 4-13 7-25 10-38 2-9 5-18 7-28 1-7 5-19 6-21 6-12 28-50 68-50 20 0 23 15 23 28 0 27-20 80-27 98-4 10-5 15-5 20 0 19 15 34 35 34 39 0 55-61 55-64 0-5-4-5-5-5-4 0-4 1-6 8-8 28-23 52-43 52-7 0-10-4-10-15 0-9 4-20 7-28 9-23 26-70 26-94 0-27-18-44-48-44-39 0-59 26-66 36-3-23-19-36-39-36-19 0-27 17-32 24-6 14-12 38-12 41s4 3 5 3c5 0 5 0 7-9 7-30 16-49 31-49 9 0 13 4 13 19 0 8-1 13-7 34-8 33-16 65-24 97z">
              <text:p/>
            </draw:path>
            <draw:path draw:style-name="gr5" draw:text-style-name="P4" draw:layer="layout" svg:width="0.125cm" svg:height="0.132cm" svg:x="1.88cm" svg:y="2.672cm" svg:viewBox="0 0 126 133" svg:d="M47 63c7 0 31-1 47-7 21-7 26-21 26-30 0-16-17-26-37-26-35 0-83 28-83 78 0 30 19 55 53 55 50 0 73-29 73-34 0-1-2-4-5-4-1 0-2 1-5 3-22 26-57 26-62 26-18 0-30-12-30-35 0-4 0-10 4-26 6 0 12 0 19 0zM30 55c12-43 44-47 53-47 13 0 24 8 24 18 0 29-49 29-63 29-4 0-9 0-14 0z">
              <text:p/>
            </draw:path>
            <draw:path draw:style-name="gr5" draw:text-style-name="P4" draw:layer="layout" svg:width="0.186cm" svg:height="0.082cm" svg:x="2.172cm" svg:y="2.44cm" svg:viewBox="0 0 187 83" svg:d="M150 49c-6 6-21 18-21 25 0 4 5 9 9 9 3 0 6-4 8-6 5-6 15-18 34-27 2-2 7-5 7-9s-4-6-6-9c-10-6-14-13-18-24 0-3-2-8-8-8s-9 5-9 8 4 16 11 24c-47 0-95 0-143 0-7 0-14 0-14 9 0 8 7 8 14 8 46 0 91 0 136 0z">
              <text:p/>
            </draw:path>
            <draw:path draw:style-name="gr5" draw:text-style-name="P4" draw:layer="layout" svg:width="0.184cm" svg:height="0.189cm" svg:x="2.124cm" svg:y="2.553cm" svg:viewBox="0 0 185 190" svg:d="M185 29c0-22-11-29-18-29-11 0-21 11-21 20 0 5 1 8 6 12 10 9 15 19 15 35 0 18-26 114-75 114-21 0-31-15-31-36 0-24 11-55 24-90 3-7 5-13 5-20 0-19-13-35-35-35-39 0-55 61-55 65 0 3 3 2 5 3 5 0 5 0 7-7 12-42 30-51 42-51 4 0 11 0 11 13 0 10-4 21-7 28-18 49-24 69-24 87 0 45 37 52 56 52 71 0 95-139 95-161z">
              <text:p/>
            </draw:path>
            <draw:path draw:style-name="gr5" draw:text-style-name="P4" draw:layer="layout" svg:width="0.125cm" svg:height="0.132cm" svg:x="2.336cm" svg:y="2.672cm" svg:viewBox="0 0 126 133" svg:d="M46 63c8 0 31-1 48-7 21-7 25-21 25-30 0-16-16-26-36-26-36 0-83 28-83 78 0 30 18 55 53 55 49 0 73-29 73-34 0-1-2-4-5-4-2 0-2 1-5 3-24 26-57 26-63 26-17 0-29-12-29-35 0-4 0-10 4-26 6 0 12 0 18 0zM30 55c12-43 44-47 53-47 13 0 24 8 24 18 0 29-51 29-63 29-4 0-9 0-14 0z">
              <text:p/>
            </draw:path>
          </draw:g>
        </draw:g>
        <draw:g>
          <draw:line draw:style-name="gr6" draw:text-style-name="P3" draw:layer="layout" svg:x1="2.5cm" svg:y1="0.5cm" svg:x2="6.5cm" svg:y2="0.5cm">
            <text:p/>
          </draw:line>
          <draw:line draw:style-name="gr7" draw:text-style-name="P3" draw:layer="layout" svg:x1="2.65cm" svg:y1="0.5cm" svg:x2="2.9cm" svg:y2="0.25cm">
            <text:p/>
          </draw:line>
          <draw:line draw:style-name="gr7" draw:text-style-name="P3" draw:layer="layout" svg:x1="2.85cm" svg:y1="0.5cm" svg:x2="3.1cm" svg:y2="0.25cm">
            <text:p/>
          </draw:line>
          <draw:line draw:style-name="gr7" draw:text-style-name="P3" draw:layer="layout" svg:x1="3.05cm" svg:y1="0.5cm" svg:x2="3.3cm" svg:y2="0.25cm">
            <text:p/>
          </draw:line>
          <draw:line draw:style-name="gr7" draw:text-style-name="P3" draw:layer="layout" svg:x1="3.25cm" svg:y1="0.5cm" svg:x2="3.5cm" svg:y2="0.25cm">
            <text:p/>
          </draw:line>
          <draw:line draw:style-name="gr7" draw:text-style-name="P3" draw:layer="layout" svg:x1="3.45cm" svg:y1="0.5cm" svg:x2="3.7cm" svg:y2="0.25cm">
            <text:p/>
          </draw:line>
          <draw:line draw:style-name="gr7" draw:text-style-name="P3" draw:layer="layout" svg:x1="3.65cm" svg:y1="0.5cm" svg:x2="3.9cm" svg:y2="0.25cm">
            <text:p/>
          </draw:line>
          <draw:line draw:style-name="gr7" draw:text-style-name="P3" draw:layer="layout" svg:x1="3.85cm" svg:y1="0.5cm" svg:x2="4.1cm" svg:y2="0.25cm">
            <text:p/>
          </draw:line>
          <draw:line draw:style-name="gr7" draw:text-style-name="P3" draw:layer="layout" svg:x1="4.05cm" svg:y1="0.5cm" svg:x2="4.3cm" svg:y2="0.25cm">
            <text:p/>
          </draw:line>
          <draw:line draw:style-name="gr7" draw:text-style-name="P3" draw:layer="layout" svg:x1="4.25cm" svg:y1="0.5cm" svg:x2="4.5cm" svg:y2="0.25cm">
            <text:p/>
          </draw:line>
          <draw:line draw:style-name="gr7" draw:text-style-name="P3" draw:layer="layout" svg:x1="4.45cm" svg:y1="0.5cm" svg:x2="4.7cm" svg:y2="0.25cm">
            <text:p/>
          </draw:line>
          <draw:line draw:style-name="gr7" draw:text-style-name="P3" draw:layer="layout" svg:x1="4.65cm" svg:y1="0.5cm" svg:x2="4.9cm" svg:y2="0.25cm">
            <text:p/>
          </draw:line>
          <draw:line draw:style-name="gr7" draw:text-style-name="P3" draw:layer="layout" svg:x1="4.85cm" svg:y1="0.5cm" svg:x2="5.1cm" svg:y2="0.25cm">
            <text:p/>
          </draw:line>
          <draw:line draw:style-name="gr7" draw:text-style-name="P3" draw:layer="layout" svg:x1="5.05cm" svg:y1="0.5cm" svg:x2="5.3cm" svg:y2="0.25cm">
            <text:p/>
          </draw:line>
          <draw:line draw:style-name="gr7" draw:text-style-name="P3" draw:layer="layout" svg:x1="5.25cm" svg:y1="0.5cm" svg:x2="5.5cm" svg:y2="0.25cm">
            <text:p/>
          </draw:line>
          <draw:line draw:style-name="gr7" draw:text-style-name="P3" draw:layer="layout" svg:x1="5.45cm" svg:y1="0.5cm" svg:x2="5.7cm" svg:y2="0.25cm">
            <text:p/>
          </draw:line>
          <draw:line draw:style-name="gr7" draw:text-style-name="P3" draw:layer="layout" svg:x1="5.65cm" svg:y1="0.5cm" svg:x2="5.9cm" svg:y2="0.25cm">
            <text:p/>
          </draw:line>
          <draw:line draw:style-name="gr7" draw:text-style-name="P3" draw:layer="layout" svg:x1="5.85cm" svg:y1="0.5cm" svg:x2="6.1cm" svg:y2="0.25cm">
            <text:p/>
          </draw:line>
          <draw:line draw:style-name="gr7" draw:text-style-name="P3" draw:layer="layout" svg:x1="6.05cm" svg:y1="0.5cm" svg:x2="6.3cm" svg:y2="0.25cm">
            <text:p/>
          </draw:line>
          <draw:line draw:style-name="gr7" draw:text-style-name="P3" draw:layer="layout" svg:x1="6.25cm" svg:y1="0.5cm" svg:x2="6.5cm" svg:y2="0.25cm">
            <text:p/>
          </draw:line>
        </draw:g>
        <draw:g>
          <draw:line draw:style-name="gr6" draw:text-style-name="P3" draw:layer="layout" svg:x1="2.5cm" svg:y1="5.5cm" svg:x2="6.5cm" svg:y2="5.5cm">
            <text:p/>
          </draw:line>
          <draw:line draw:style-name="gr7" draw:text-style-name="P3" draw:layer="layout" svg:x1="2.65cm" svg:y1="5.5cm" svg:x2="2.9cm" svg:y2="5.75cm">
            <text:p/>
          </draw:line>
          <draw:line draw:style-name="gr7" draw:text-style-name="P3" draw:layer="layout" svg:x1="2.85cm" svg:y1="5.5cm" svg:x2="3.1cm" svg:y2="5.75cm">
            <text:p/>
          </draw:line>
          <draw:line draw:style-name="gr7" draw:text-style-name="P3" draw:layer="layout" svg:x1="3.05cm" svg:y1="5.5cm" svg:x2="3.3cm" svg:y2="5.75cm">
            <text:p/>
          </draw:line>
          <draw:line draw:style-name="gr7" draw:text-style-name="P3" draw:layer="layout" svg:x1="3.25cm" svg:y1="5.5cm" svg:x2="3.5cm" svg:y2="5.75cm">
            <text:p/>
          </draw:line>
          <draw:line draw:style-name="gr7" draw:text-style-name="P3" draw:layer="layout" svg:x1="3.45cm" svg:y1="5.5cm" svg:x2="3.7cm" svg:y2="5.75cm">
            <text:p/>
          </draw:line>
          <draw:line draw:style-name="gr7" draw:text-style-name="P3" draw:layer="layout" svg:x1="3.65cm" svg:y1="5.5cm" svg:x2="3.9cm" svg:y2="5.75cm">
            <text:p/>
          </draw:line>
          <draw:line draw:style-name="gr7" draw:text-style-name="P3" draw:layer="layout" svg:x1="3.85cm" svg:y1="5.5cm" svg:x2="4.1cm" svg:y2="5.75cm">
            <text:p/>
          </draw:line>
          <draw:line draw:style-name="gr7" draw:text-style-name="P3" draw:layer="layout" svg:x1="4.05cm" svg:y1="5.5cm" svg:x2="4.3cm" svg:y2="5.75cm">
            <text:p/>
          </draw:line>
          <draw:line draw:style-name="gr7" draw:text-style-name="P3" draw:layer="layout" svg:x1="4.25cm" svg:y1="5.5cm" svg:x2="4.5cm" svg:y2="5.75cm">
            <text:p/>
          </draw:line>
          <draw:line draw:style-name="gr7" draw:text-style-name="P3" draw:layer="layout" svg:x1="4.45cm" svg:y1="5.5cm" svg:x2="4.7cm" svg:y2="5.75cm">
            <text:p/>
          </draw:line>
          <draw:line draw:style-name="gr7" draw:text-style-name="P3" draw:layer="layout" svg:x1="4.65cm" svg:y1="5.5cm" svg:x2="4.9cm" svg:y2="5.75cm">
            <text:p/>
          </draw:line>
          <draw:line draw:style-name="gr7" draw:text-style-name="P3" draw:layer="layout" svg:x1="4.85cm" svg:y1="5.5cm" svg:x2="5.1cm" svg:y2="5.75cm">
            <text:p/>
          </draw:line>
          <draw:line draw:style-name="gr7" draw:text-style-name="P3" draw:layer="layout" svg:x1="5.05cm" svg:y1="5.5cm" svg:x2="5.3cm" svg:y2="5.75cm">
            <text:p/>
          </draw:line>
          <draw:line draw:style-name="gr7" draw:text-style-name="P3" draw:layer="layout" svg:x1="5.25cm" svg:y1="5.5cm" svg:x2="5.5cm" svg:y2="5.75cm">
            <text:p/>
          </draw:line>
          <draw:line draw:style-name="gr7" draw:text-style-name="P3" draw:layer="layout" svg:x1="5.45cm" svg:y1="5.5cm" svg:x2="5.7cm" svg:y2="5.75cm">
            <text:p/>
          </draw:line>
          <draw:line draw:style-name="gr7" draw:text-style-name="P3" draw:layer="layout" svg:x1="5.65cm" svg:y1="5.5cm" svg:x2="5.9cm" svg:y2="5.75cm">
            <text:p/>
          </draw:line>
          <draw:line draw:style-name="gr7" draw:text-style-name="P3" draw:layer="layout" svg:x1="5.85cm" svg:y1="5.5cm" svg:x2="6.1cm" svg:y2="5.75cm">
            <text:p/>
          </draw:line>
          <draw:line draw:style-name="gr7" draw:text-style-name="P3" draw:layer="layout" svg:x1="6.05cm" svg:y1="5.5cm" svg:x2="6.3cm" svg:y2="5.75cm">
            <text:p/>
          </draw:line>
          <draw:line draw:style-name="gr7" draw:text-style-name="P3" draw:layer="layout" svg:x1="6.25cm" svg:y1="5.5cm" svg:x2="6.5cm" svg:y2="5.75cm">
            <text:p/>
          </draw:line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2.816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2.817cm" svg:y="5.145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3.618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4.019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4.42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4.821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5.222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5.623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6.024cm" svg:y="0.74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3.218cm" svg:y="5.146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3.619cm" svg:y="5.147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4.02cm" svg:y="5.148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4.421cm" svg:y="5.149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4.822cm" svg:y="5.15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5.223cm" svg:y="5.151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5.624cm" svg:y="5.152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+$§svg§600§TRUE§</svg:desc>
          <draw:g>
            <draw:path draw:style-name="gr5" draw:text-style-name="P4" draw:layer="layout" svg:width="0.23cm" svg:height="0.231cm" svg:x="6.025cm" svg:y="5.153cm" svg:viewBox="0 0 231 232" svg:d="M123 122c32 0 64 0 96 0 5 0 12 1 12-5 0-7-7-7-12-7-32 0-64 0-96 0 0-33 0-66 0-98 0-5 0-12-7-12s-7 7-7 12c0 32 0 65 0 98-33 0-66 0-98 0-5 0-11 0-11 7 0 6 6 5 11 5 32 0 65 0 98 0 0 33 0 66 0 98 0 5 0 12 7 12s7-7 7-12c0-32 0-65 0-98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4.61cm" svg:y="1.203cm" svg:viewBox="0 0 213 14" svg:d="M201 14c6 0 12 0 12-7s-6-7-12-7c-63 0-126 0-189 0-6 0-12 0-12 7s6 7 12 7c63 0 126 0 189 0z">
              <text:p/>
            </draw:path>
          </draw:g>
        </draw:g>
        <draw:g>
          <svg:title>TexMaths</svg:title>
          <svg:desc>10§latex§$-$§svg§600§TRUE§</svg:desc>
          <draw:g>
            <draw:path draw:style-name="gr5" draw:text-style-name="P4" draw:layer="layout" svg:width="0.212cm" svg:height="0.013cm" svg:x="3.217cm" svg:y="0.743cm" svg:viewBox="0 0 213 14" svg:d="M201 14c6 0 12 0 12-7s-6-7-12-7c-63 0-126 0-189 0-6 0-12 0-12 7s6 7 12 7c63 0 126 0 189 0z">
              <text:p/>
            </draw:path>
          </draw:g>
        </draw:g>
        <draw:line draw:style-name="gr3" draw:text-style-name="P3" draw:layer="layout" svg:x1="6.14cm" svg:y1="5.011cm" svg:x2="6.14cm" svg:y2="1.061cm">
          <text:p/>
        </draw:line>
        <draw:g>
          <svg:title>TexMaths</svg:title>
          <svg:desc>12§latex§$\vec{E}_{\mathrm{H}}$§svg§600§TRUE§</svg:desc>
          <draw:g>
            <draw:path draw:style-name="gr5" draw:text-style-name="P4" draw:layer="layout" svg:width="0.184cm" svg:height="0.083cm" svg:x="6.466cm" svg:y="2.646cm" svg:viewBox="0 0 185 84" svg:d="M150 50c-6 5-21 17-21 25 0 4 5 9 9 9 3 0 6-4 8-6 5-6 14-18 32-28 4-1 7-3 7-8s-2-6-6-8c-8-6-13-15-16-24-1-4-3-10-9-10s-8 6-8 10c0 1 4 15 10 24-48 0-95 0-142 0-7 0-14 0-14 8s7 8 14 8c45 0 91 0 136 0z">
              <text:p/>
            </draw:path>
            <draw:path draw:style-name="gr5" draw:text-style-name="P4" draw:layer="layout" svg:width="0.303cm" svg:height="0.284cm" svg:x="6.342cm" svg:y="2.767cm" svg:viewBox="0 0 304 285" svg:d="M280 188c1-3 2-4 2-6 0-1 0-5-4-5s-5 2-6 5c-27 62-42 90-114 90-21 0-42 0-62 0-5 0-6 0-9 0-4 0-6-2-6-5 0-1 0-1 3-10 9-38 19-76 28-113 14 0 28 0 42 0 35 0 35 8 35 19 0 2 0 7-2 20-2 2-2 4-2 5 0 2 2 5 5 5 4 0 5-3 7-9 8-32 16-65 24-98 0-2-2-5-6-5-3 0-3 3-6 8-8 32-15 41-53 41-14 0-27 0-40 0 8-33 17-67 25-101 4-15 4-16 23-16s39 0 59 0c51 0 63 12 63 47 0 9 0 11-1 21 0 3 0 6 0 8 0 1 1 6 5 6s4-3 6-11c2-25 5-49 8-73 1-11-1-11-12-11-71 0-141 0-212 0-8 0-12 0-12 8 0 5 4 5 11 5 16 0 27 0 27 7 0 2 0 3-2 10-18 74-37 148-55 222-4 17-5 20-38 20-7 0-11 0-11 8 0 5 4 5 11 5 72 0 145 0 218 0 9 0 10 0 13-7 12-30 25-60 38-90z">
              <text:p/>
            </draw:path>
            <draw:path draw:style-name="gr5" draw:text-style-name="P4" draw:layer="layout" svg:width="0.213cm" svg:height="0.2cm" svg:x="6.652cm" svg:y="2.914cm" svg:viewBox="0 0 214 201" svg:d="M184 24c0-10 0-13 23-13 2 0 5 0 7 0 0-4 0-7 0-11-14 1-33 1-44 1s-30 0-44-1c0 4 0 7 0 11 2 0 4 0 7 0 23 0 23 2 23 13 0 22 0 45 0 67-33 0-66 0-99 0 0-22 0-45 0-67 0-10 2-13 24-13 3 0 5 0 8 0 0-4 0-7 0-11-16 1-34 1-45 1-10 0-30 0-44-1 0 4 0 7 0 11 2 0 5 0 7 0 22 0 23 2 23 13 0 51 0 102 0 153 0 10-1 13-23 13-2 0-5 0-7 0 0 4 0 7 0 11 14-1 34-1 43-1 12 0 30 0 46 1 0-4 0-7 0-11-3 0-5 0-8 0-22 0-24-2-24-13 0-25 0-50 0-75 33 0 66 0 99 0 0 25 0 50 0 75 0 10 0 13-23 13-3 0-5 0-7 0 0 4 0 7 0 11 14-1 33-1 44-1s30 0 44 1c0-4 0-7 0-11-2 0-5 0-7 0-23 0-23-2-23-13 0-51 0-102 0-153z">
              <text:p/>
            </draw:path>
          </draw:g>
        </draw:g>
        <draw:line draw:style-name="gr8" draw:text-style-name="P3" draw:layer="layout" svg:x1="7.214cm" svg:y1="5.519cm" svg:x2="7.214cm" svg:y2="0.569cm">
          <text:p/>
        </draw:line>
        <draw:g>
          <svg:title>TexMaths</svg:title>
          <svg:desc>12§latex§$d$§svg§600§TRUE§</svg:desc>
          <draw:g>
            <draw:path draw:style-name="gr5" draw:text-style-name="P4" draw:layer="layout" svg:width="0.197cm" svg:height="0.294cm" svg:x="7.415cm" svg:y="2.944cm" svg:viewBox="0 0 198 295" svg:d="M198 5c-2-2 0-5-6-5s-45 4-52 5c-4 0-6 2-6 8 0 5 3 5 10 5 19 0 21 2 21 7-1 3-1 6-2 8-8 33-16 67-25 100-7-16-19-28-38-28-49 0-100 62-100 123 0 40 23 67 55 67 8 0 30-1 55-31 2 17 18 31 37 31 15 0 25-10 31-23 7-15 13-40 13-41 0-4-4-4-5-4-5 0-5 1-6 7-7 28-15 51-32 51-11 0-12-10-12-19s0-13 2-20c20-80 40-161 60-241zM111 240c-1 8-1 8-8 16-18 23-35 29-47 29-20 0-26-22-26-39 0-20 13-72 23-91 13-25 31-40 47-40 28 0 34 34 34 37 0 2-2 4-2 7-7 27-14 54-21 8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1T22:52:20.751226711</dc:date>
    <meta:editing-duration>PT16H44M34S</meta:editing-duration>
    <meta:editing-cycles>55</meta:editing-cycles>
    <meta:generator>LibreOffice/7.3.7.2$Linux_X86_64 LibreOffice_project/30$Build-2</meta:generator>
    <meta:document-statistic meta:object-count="199"/>
  </office:meta>
</office:document-meta>
</file>